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45cm" svg:height="2.35cm" svg:x="1.15cm" svg:y="5.25cm">
          <text:p text:style-name="P1"><text:span text:style-name="T1">TCPClient</text:span></text:p>
        </draw:rect>
        <draw:custom-shape draw:style-name="gr2" draw:text-style-name="P2" draw:layer="layout" svg:width="0.85cm" svg:height="2.8cm" svg:x="2.45cm" svg:y="6.801cm">
          <text:p text:style-name="P2"><text:span text:style-name="T2">R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0.85cm" svg:height="2.9cm" svg:x="7.3cm" svg:y="6.75cm">
          <text:p text:style-name="P2"><text:span text:style-name="T2">T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2.75cm" svg:height="1.9cm" svg:x="3.95cm" svg:y="7.15cm">
          <text:p text:style-name="P3"><text:span text:style-name="T3">Event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5cm" svg:height="1.9cm" svg:x="1.427cm" svg:y="3.75cm">
          <text:p text:style-name="P5"><text:span text:style-name="T4">FIXMsg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5cm" svg:height="0.9cm" svg:x="4.2cm" svg:y="1.05cm">
          <text:p text:style-name="P3"><text:span text:style-name="T2">TCP Sock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75cm" svg:height="1.9cm" svg:x="6.3cm" svg:y="3.8cm">
          <text:p text:style-name="P5"><text:span text:style-name="T4">Msg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4.5cm" svg:y1="1.85cm" svg:x2="2.95cm" svg:y2="3.8cm">
          <text:p/>
        </draw:line>
        <draw:line draw:style-name="gr6" draw:text-style-name="P3" draw:layer="layout" svg:x1="7.65cm" svg:y1="3.8cm" svg:x2="6.25cm" svg:y2="1.8cm">
          <text:p/>
        </draw:line>
        <draw:line draw:style-name="gr6" draw:text-style-name="P3" draw:layer="layout" svg:x1="2.9cm" svg:y1="5.65cm" svg:x2="2.9cm" svg:y2="6.85cm">
          <text:p/>
        </draw:line>
        <draw:line draw:style-name="gr6" draw:text-style-name="P3" draw:layer="layout" svg:x1="7.7cm" svg:y1="6.75cm" svg:x2="7.7cm" svg:y2="5.65cm">
          <text:p/>
        </draw:line>
        <draw:rect draw:style-name="gr1" draw:text-style-name="P1" draw:layer="layout" svg:width="8.45cm" svg:height="2.35cm" svg:x="1.2cm" svg:y="12.7cm">
          <text:p text:style-name="P1"><text:span text:style-name="T1">FIXClient</text:span></text:p>
        </draw:rect>
        <draw:custom-shape draw:style-name="gr4" draw:text-style-name="P6" draw:layer="layout" svg:width="3cm" svg:height="1.9cm" svg:x="1.45cm" svg:y="11.2cm">
          <text:p text:style-name="P5"><text:span text:style-name="T4">State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75cm" svg:height="1.9cm" svg:x="6.479cm" svg:y="11.15cm">
          <text:p text:style-name="P5"><text:span text:style-name="T4">Msg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85cm" svg:height="2.8cm" svg:x="2.45cm" svg:y="14.4cm">
          <text:p text:style-name="P2"><text:span text:style-name="T2">R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0.85cm" svg:height="2.9cm" svg:x="7.4cm" svg:y="14.4cm">
          <text:p text:style-name="P2"><text:span text:style-name="T2">Tx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2.75cm" svg:height="1.9cm" svg:x="4.1cm" svg:y="14.5cm">
          <text:p text:style-name="P3"><text:span text:style-name="T3">EventProces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3" draw:layer="layout" svg:x1="2.85cm" svg:y1="9.55cm" svg:x2="2.85cm" svg:y2="11.2cm">
          <text:p/>
        </draw:line>
        <draw:line draw:style-name="gr6" draw:text-style-name="P3" draw:layer="layout" svg:x1="2.9cm" svg:y1="13.1cm" svg:x2="2.9cm" svg:y2="14.4cm">
          <text:p/>
        </draw:line>
        <draw:line draw:style-name="gr6" draw:text-style-name="P3" draw:layer="layout" svg:x1="7.75cm" svg:y1="9.7cm" svg:x2="7.75cm" svg:y2="11.15cm">
          <text:p/>
        </draw:line>
        <draw:line draw:style-name="gr6" draw:text-style-name="P3" draw:layer="layout" svg:x1="7.8cm" svg:y1="13.05cm" svg:x2="7.8cm" svg:y2="1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ictor Rotaru</meta:initial-creator>
    <meta:creation-date>2011-03-29T08:22:17.75</meta:creation-date>
    <dc:date>2011-03-29T08:49:31.92</dc:date>
    <dc:creator>Victor Rotaru</dc:creator>
    <meta:editing-duration>PT27M15S</meta:editing-duration>
    <meta:editing-cycles>2</meta:editing-cycles>
    <meta:generator>OpenOffice.org/3.3$Win32 OpenOffice.org_project/330m20$Build-9567</meta:generator>
    <meta:document-statistic meta:object-count="21"/>
  </office:meta>
</office:document-meta>
</file>